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5ce1" officeooo:paragraph-rsid="001f5ce1"/>
    </style:style>
    <style:style style:name="P2" style:family="paragraph" style:parent-style-name="Text_20_body">
      <style:paragraph-properties>
        <style:tab-stops>
          <style:tab-stop style:position="2.2602in"/>
        </style:tab-stops>
      </style:paragraph-properties>
      <style:text-properties officeooo:rsid="0024f022" officeooo:paragraph-rsid="007dec82"/>
    </style:style>
    <style:style style:name="P3" style:family="paragraph" style:parent-style-name="Text_20_body">
      <style:text-properties officeooo:rsid="0024f022" officeooo:paragraph-rsid="002c6329"/>
    </style:style>
    <style:style style:name="P4" style:family="paragraph" style:parent-style-name="Text_20_body">
      <style:text-properties fo:font-style="italic" officeooo:rsid="00495754" officeooo:paragraph-rsid="00495754" style:font-style-asian="italic" style:font-style-complex="italic"/>
    </style:style>
    <style:style style:name="P5" style:family="paragraph" style:parent-style-name="Text_20_body">
      <style:text-properties fo:font-style="italic" officeooo:rsid="005e5179" officeooo:paragraph-rsid="005e5179" style:font-style-asian="italic" style:font-style-complex="italic"/>
    </style:style>
    <style:style style:name="P6" style:family="paragraph" style:parent-style-name="Text_20_body">
      <style:text-properties fo:font-style="italic" officeooo:rsid="0070f137" officeooo:paragraph-rsid="0070f137" style:font-style-asian="italic" style:font-style-complex="italic"/>
    </style:style>
    <style:style style:name="P7" style:family="paragraph" style:parent-style-name="Text_20_body">
      <style:text-properties fo:font-style="normal" officeooo:rsid="00495754" officeooo:paragraph-rsid="00495754" style:font-style-asian="normal" style:font-style-complex="normal"/>
    </style:style>
    <style:style style:name="P8" style:family="paragraph" style:parent-style-name="Text_20_body">
      <style:text-properties fo:font-style="normal" officeooo:rsid="0081c136" officeooo:paragraph-rsid="0081c136" style:font-style-asian="normal" style:font-style-complex="normal"/>
    </style:style>
    <style:style style:name="P9" style:family="paragraph" style:parent-style-name="Text_20_body">
      <style:text-properties officeooo:rsid="003d7e94" officeooo:paragraph-rsid="003d7e94"/>
    </style:style>
    <style:style style:name="P10" style:family="paragraph" style:parent-style-name="Text_20_body">
      <style:text-properties officeooo:rsid="0048e111" officeooo:paragraph-rsid="0048e111"/>
    </style:style>
    <style:style style:name="P11" style:family="paragraph" style:parent-style-name="Text_20_body">
      <style:text-properties officeooo:rsid="010f22fa" officeooo:paragraph-rsid="00495754"/>
    </style:style>
    <style:style style:name="P12" style:family="paragraph" style:parent-style-name="Text_20_body">
      <style:text-properties officeooo:rsid="005fb4d5" officeooo:paragraph-rsid="00495754"/>
    </style:style>
    <style:style style:name="P13" style:family="paragraph" style:parent-style-name="Text_20_body">
      <style:text-properties officeooo:rsid="004d0283" officeooo:paragraph-rsid="004d0283"/>
    </style:style>
    <style:style style:name="P14" style:family="paragraph" style:parent-style-name="Text_20_body">
      <style:text-properties officeooo:rsid="005e5179" officeooo:paragraph-rsid="005e5179"/>
    </style:style>
    <style:style style:name="P15" style:family="paragraph" style:parent-style-name="Text_20_body">
      <style:text-properties officeooo:rsid="00621204" officeooo:paragraph-rsid="00621204"/>
    </style:style>
    <style:style style:name="P16" style:family="paragraph" style:parent-style-name="Text_20_body">
      <style:text-properties officeooo:rsid="0062ae5b" officeooo:paragraph-rsid="0062ae5b"/>
    </style:style>
    <style:style style:name="P17" style:family="paragraph" style:parent-style-name="Text_20_body">
      <style:text-properties officeooo:rsid="0062ae5b" officeooo:paragraph-rsid="0070f137"/>
    </style:style>
    <style:style style:name="P18" style:family="paragraph" style:parent-style-name="Text_20_body">
      <style:text-properties officeooo:rsid="0062ae5b" officeooo:paragraph-rsid="0071a709"/>
    </style:style>
    <style:style style:name="P19" style:family="paragraph" style:parent-style-name="Text_20_body">
      <style:text-properties officeooo:rsid="0062ae5b" officeooo:paragraph-rsid="00764081"/>
    </style:style>
    <style:style style:name="P20" style:family="paragraph" style:parent-style-name="Text_20_body">
      <style:text-properties officeooo:rsid="0062ae5b" officeooo:paragraph-rsid="00783f58"/>
    </style:style>
    <style:style style:name="P21" style:family="paragraph" style:parent-style-name="Text_20_body">
      <style:text-properties officeooo:rsid="0069d56b" officeooo:paragraph-rsid="0069d56b"/>
    </style:style>
    <style:style style:name="P22" style:family="paragraph" style:parent-style-name="Text_20_body">
      <style:text-properties officeooo:rsid="00495754" officeooo:paragraph-rsid="00495754"/>
    </style:style>
    <style:style style:name="P23" style:family="paragraph" style:parent-style-name="Text_20_body">
      <style:text-properties officeooo:rsid="0070a314" officeooo:paragraph-rsid="0070a314"/>
    </style:style>
    <style:style style:name="P24" style:family="paragraph" style:parent-style-name="Text_20_body">
      <style:text-properties officeooo:rsid="0070f137" officeooo:paragraph-rsid="0070f137"/>
    </style:style>
    <style:style style:name="P25" style:family="paragraph" style:parent-style-name="Text_20_body">
      <style:text-properties officeooo:rsid="0073e265" officeooo:paragraph-rsid="0073e265"/>
    </style:style>
    <style:style style:name="P26" style:family="paragraph" style:parent-style-name="Text_20_body">
      <style:text-properties officeooo:rsid="007a62b1" officeooo:paragraph-rsid="007a62b1"/>
    </style:style>
    <style:style style:name="P27" style:family="paragraph" style:parent-style-name="Text_20_body">
      <style:text-properties officeooo:rsid="0075027c" officeooo:paragraph-rsid="0075027c"/>
    </style:style>
    <style:style style:name="P28" style:family="paragraph" style:parent-style-name="Text_20_body">
      <style:text-properties officeooo:rsid="007e2547" officeooo:paragraph-rsid="007e2547"/>
    </style:style>
    <style:style style:name="P29" style:family="paragraph" style:parent-style-name="Text_20_body">
      <style:text-properties officeooo:paragraph-rsid="003d7e94"/>
    </style:style>
    <style:style style:name="P30" style:family="paragraph" style:parent-style-name="Text_20_body">
      <style:text-properties officeooo:rsid="0045ae6a" officeooo:paragraph-rsid="007e2547"/>
    </style:style>
    <style:style style:name="P31" style:family="paragraph" style:parent-style-name="Text_20_body">
      <style:text-properties style:text-underline-style="none" officeooo:rsid="007dec82" officeooo:paragraph-rsid="007dec82"/>
    </style:style>
    <style:style style:name="P32" style:family="paragraph" style:parent-style-name="Text_20_body">
      <style:text-properties officeooo:rsid="00764081" officeooo:paragraph-rsid="00835ee3"/>
    </style:style>
    <style:style style:name="P33" style:family="paragraph" style:parent-style-name="Title">
      <style:text-properties officeooo:rsid="001f5ce1" officeooo:paragraph-rsid="001f5ce1"/>
    </style:style>
    <style:style style:name="P34" style:family="paragraph" style:parent-style-name="Subtitle">
      <style:text-properties officeooo:rsid="001f5ce1" officeooo:paragraph-rsid="001f5ce1"/>
    </style:style>
    <style:style style:name="P35"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e4294" officeooo:paragraph-rsid="004e4294" style:text-blinking="false" fo:background-color="transparent" style:font-size-asian="11pt" style:font-size-complex="11pt"/>
    </style:style>
    <style:style style:name="P36"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f693e" officeooo:paragraph-rsid="004f693e" style:text-blinking="false" fo:background-color="transparent" style:font-size-asian="11pt" style:font-size-complex="11pt"/>
    </style:style>
    <style:style style:name="P3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584d7f" officeooo:paragraph-rsid="00584d7f" style:text-blinking="false" fo:background-color="transparent" style:font-size-asian="11pt" style:font-size-complex="11pt"/>
    </style:style>
    <style:style style:name="P3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73e265" officeooo:paragraph-rsid="0073e265" style:text-blinking="false" fo:background-color="transparent" style:font-size-asian="11pt" style:font-size-complex="11pt"/>
    </style:style>
    <style:style style:name="P39" style:family="paragraph" style:parent-style-name="Text_20_body">
      <style:paragraph-properties fo:margin-top="0in" fo:margin-bottom="0in" loext:contextual-spacing="false" fo:line-height="119%" style:writing-mode="lr-tb"/>
      <style:text-properties officeooo:rsid="004e4294" officeooo:paragraph-rsid="004e4294"/>
    </style:style>
    <style:style style:name="P40" style:family="paragraph" style:parent-style-name="Text_20_body">
      <style:text-properties officeooo:rsid="008520dc" officeooo:paragraph-rsid="008520dc"/>
    </style:style>
    <style:style style:name="P41" style:family="paragraph" style:parent-style-name="Text_20_body">
      <style:text-properties officeooo:rsid="0087e6f1" officeooo:paragraph-rsid="0087e6f1"/>
    </style:style>
    <style:style style:name="P42" style:family="paragraph" style:parent-style-name="Text_20_body">
      <style:text-properties officeooo:rsid="008a39ff" officeooo:paragraph-rsid="008a39ff"/>
    </style:style>
    <style:style style:name="P43"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87e6f1" officeooo:paragraph-rsid="0087e6f1" style:text-blinking="false" fo:background-color="transparent" style:font-size-asian="11pt" style:font-size-complex="11pt"/>
    </style:style>
    <style:style style:name="P44" style:family="paragraph" style:parent-style-name="Heading_20_1">
      <style:text-properties officeooo:rsid="003144fd" officeooo:paragraph-rsid="003144fd"/>
    </style:style>
    <style:style style:name="P45" style:family="paragraph" style:parent-style-name="Heading_20_1">
      <style:text-properties officeooo:rsid="00472d6b" officeooo:paragraph-rsid="00472d6b"/>
    </style:style>
    <style:style style:name="P46" style:family="paragraph" style:parent-style-name="Heading_20_1">
      <style:text-properties officeooo:rsid="0074d90e" officeooo:paragraph-rsid="0074d90e"/>
    </style:style>
    <style:style style:name="P47" style:family="paragraph" style:parent-style-name="Heading_20_1">
      <style:paragraph-properties fo:break-before="page"/>
      <style:text-properties officeooo:rsid="00215b6d" officeooo:paragraph-rsid="00215b6d"/>
    </style:style>
    <style:style style:name="P48" style:family="paragraph" style:parent-style-name="Heading_20_1">
      <style:paragraph-properties fo:break-before="page"/>
      <style:text-properties officeooo:rsid="0024f022" officeooo:paragraph-rsid="0024f022"/>
    </style:style>
    <style:style style:name="P49" style:family="paragraph" style:parent-style-name="Heading_20_1">
      <style:paragraph-properties fo:break-before="page"/>
      <style:text-properties officeooo:rsid="003144fd" officeooo:paragraph-rsid="003144fd"/>
    </style:style>
    <style:style style:name="P50" style:family="paragraph" style:parent-style-name="Heading_20_2">
      <style:text-properties officeooo:rsid="003282cf" officeooo:paragraph-rsid="003282cf"/>
    </style:style>
    <style:style style:name="P51" style:family="paragraph" style:parent-style-name="Heading_20_2">
      <style:text-properties officeooo:rsid="00464727" officeooo:paragraph-rsid="00464727"/>
    </style:style>
    <style:style style:name="P52" style:family="paragraph" style:parent-style-name="Heading_20_2">
      <style:text-properties officeooo:rsid="0037c845" officeooo:paragraph-rsid="00584d7f"/>
    </style:style>
    <style:style style:name="P53" style:family="paragraph" style:parent-style-name="Heading_20_2">
      <style:text-properties officeooo:rsid="0037c845" officeooo:paragraph-rsid="0037c845"/>
    </style:style>
    <style:style style:name="P54" style:family="paragraph" style:parent-style-name="Heading_20_2">
      <style:text-properties officeooo:rsid="003cb070" officeooo:paragraph-rsid="003cb070"/>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P57" style:family="paragraph" style:parent-style-name="Heading_20_3">
      <style:text-properties officeooo:rsid="003282cf" officeooo:paragraph-rsid="003282cf"/>
    </style:style>
    <style:style style:name="P58" style:family="paragraph" style:parent-style-name="Heading_20_3">
      <style:text-properties officeooo:rsid="0069d56b" officeooo:paragraph-rsid="0069d56b"/>
    </style:style>
    <style:style style:name="P59" style:family="paragraph" style:parent-style-name="Heading_20_3">
      <style:text-properties officeooo:rsid="0034ec66" officeooo:paragraph-rsid="003282cf"/>
    </style:style>
    <style:style style:name="P60" style:family="paragraph" style:parent-style-name="Heading_20_3">
      <style:text-properties officeooo:rsid="00464727" officeooo:paragraph-rsid="00464727"/>
    </style:style>
    <style:style style:name="P61" style:family="paragraph" style:parent-style-name="Heading_20_3">
      <style:text-properties officeooo:rsid="00579673" officeooo:paragraph-rsid="00579673"/>
    </style:style>
    <style:style style:name="P62" style:family="paragraph" style:parent-style-name="Heading_20_3">
      <style:text-properties officeooo:rsid="003cb070" officeooo:paragraph-rsid="00464727"/>
    </style:style>
    <style:style style:name="P63" style:family="paragraph" style:parent-style-name="Heading_20_3">
      <style:text-properties officeooo:rsid="00495754" officeooo:paragraph-rsid="00464727"/>
    </style:style>
    <style:style style:name="P64" style:family="paragraph" style:parent-style-name="Contents_20_2">
      <style:paragraph-properties>
        <style:tab-stops>
          <style:tab-stop style:position="6.4965in" style:type="right" style:leader-style="dotted" style:leader-text="."/>
        </style:tab-stops>
      </style:paragraph-properties>
    </style:style>
    <style:style style:name="P65" style:family="paragraph" style:parent-style-name="Contents_20_3">
      <style:paragraph-properties>
        <style:tab-stops>
          <style:tab-stop style:position="6.3in" style:type="right" style:leader-style="dotted" style:leader-text="."/>
        </style:tab-stops>
      </style:paragraph-properties>
    </style:style>
    <style:style style:name="P66" style:family="paragraph" style:parent-style-name="Heading_20_4">
      <style:text-properties officeooo:rsid="003d7e94" officeooo:paragraph-rsid="007e2547"/>
    </style:style>
    <style:style style:name="P67" style:family="paragraph" style:parent-style-name="Heading_20_4">
      <style:text-properties officeooo:paragraph-rsid="003d7e94"/>
    </style:style>
    <style:style style:name="P68" style:family="paragraph" style:parent-style-name="Heading_20_4">
      <style:text-properties officeooo:paragraph-rsid="00423326"/>
    </style:style>
    <style:style style:name="P69" style:family="paragraph" style:parent-style-name="Heading_20_4">
      <style:text-properties officeooo:rsid="0062ae5b" officeooo:paragraph-rsid="0062ae5b"/>
    </style:style>
    <style:style style:name="P70" style:family="paragraph" style:parent-style-name="Heading_20_4">
      <style:text-properties officeooo:rsid="00764081" officeooo:paragraph-rsid="00764081"/>
    </style:style>
    <style:style style:name="P71"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26cc3e" style:font-style-asian="italic" style:font-style-complex="italic"/>
    </style:style>
    <style:style style:name="T3" style:family="text">
      <style:text-properties fo:font-style="italic" officeooo:rsid="00275379" style:font-style-asian="italic" style:font-style-complex="italic"/>
    </style:style>
    <style:style style:name="T4" style:family="text">
      <style:text-properties fo:font-style="italic" officeooo:rsid="003d7e94" style:font-style-asian="italic" style:font-style-complex="italic"/>
    </style:style>
    <style:style style:name="T5" style:family="text">
      <style:text-properties fo:font-style="italic" officeooo:rsid="00495754" style:font-style-asian="italic" style:font-style-complex="italic"/>
    </style:style>
    <style:style style:name="T6" style:family="text">
      <style:text-properties fo:font-style="italic" officeooo:rsid="004a561e" style:font-style-asian="italic" style:font-style-complex="italic"/>
    </style:style>
    <style:style style:name="T7" style:family="text">
      <style:text-properties fo:font-style="italic" officeooo:rsid="004d0283" style:font-style-asian="italic" style:font-style-complex="italic"/>
    </style:style>
    <style:style style:name="T8" style:family="text">
      <style:text-properties fo:font-style="italic" officeooo:rsid="00501076" style:font-style-asian="italic" style:font-style-complex="italic"/>
    </style:style>
    <style:style style:name="T9" style:family="text">
      <style:text-properties fo:font-style="italic" officeooo:rsid="0050d043" style:font-style-asian="italic" style:font-style-complex="italic"/>
    </style:style>
    <style:style style:name="T10" style:family="text">
      <style:text-properties fo:font-style="italic" officeooo:rsid="0062ae5b" style:font-style-asian="italic" style:font-style-complex="italic"/>
    </style:style>
    <style:style style:name="T11" style:family="text">
      <style:text-properties fo:font-style="italic" officeooo:rsid="0066bab3" style:font-style-asian="italic" style:font-style-complex="italic"/>
    </style:style>
    <style:style style:name="T12" style:family="text">
      <style:text-properties fo:font-style="italic" officeooo:rsid="006e2651" style:font-style-asian="italic" style:font-style-complex="italic"/>
    </style:style>
    <style:style style:name="T13" style:family="text">
      <style:text-properties fo:font-style="italic" officeooo:rsid="003766c9" style:font-style-asian="italic" style:font-style-complex="italic"/>
    </style:style>
    <style:style style:name="T14" style:family="text">
      <style:text-properties fo:font-style="italic" officeooo:rsid="0071a709" style:font-style-asian="italic" style:font-style-complex="italic"/>
    </style:style>
    <style:style style:name="T15" style:family="text">
      <style:text-properties fo:font-style="italic" officeooo:rsid="00464727" style:font-style-asian="italic" style:font-style-complex="italic"/>
    </style:style>
    <style:style style:name="T16" style:family="text">
      <style:text-properties fo:font-style="italic" officeooo:rsid="00764081" style:font-style-asian="italic" style:font-style-complex="italic"/>
    </style:style>
    <style:style style:name="T17" style:family="text">
      <style:text-properties fo:font-style="italic" officeooo:rsid="00783f58" style:font-style-asian="italic" style:font-style-complex="italic"/>
    </style:style>
    <style:style style:name="T18" style:family="text">
      <style:text-properties fo:font-style="italic" officeooo:rsid="0078e931" style:font-style-asian="italic" style:font-style-complex="italic"/>
    </style:style>
    <style:style style:name="T19" style:family="text">
      <style:text-properties fo:font-style="italic" officeooo:rsid="007a62b1" style:font-style-asian="italic" style:font-style-complex="italic"/>
    </style:style>
    <style:style style:name="T20" style:family="text">
      <style:text-properties fo:font-style="italic" officeooo:rsid="007deb2e" style:font-style-asian="italic" style:font-style-complex="italic"/>
    </style:style>
    <style:style style:name="T21" style:family="text">
      <style:text-properties fo:font-style="italic" officeooo:rsid="007dec82" style:font-style-asian="italic" style:font-style-complex="italic"/>
    </style:style>
    <style:style style:name="T22" style:family="text">
      <style:text-properties fo:font-style="italic" officeooo:rsid="007e2547" style:font-style-asian="italic" style:font-style-complex="italic"/>
    </style:style>
    <style:style style:name="T23" style:family="text">
      <style:text-properties fo:font-style="italic" officeooo:rsid="007fff67" style:font-style-asian="italic" style:font-style-complex="italic"/>
    </style:style>
    <style:style style:name="T24" style:family="text">
      <style:text-properties fo:font-style="italic" officeooo:rsid="0081c136" style:font-style-asian="italic" style:font-style-complex="italic"/>
    </style:style>
    <style:style style:name="T25" style:family="text">
      <style:text-properties fo:font-style="italic" officeooo:rsid="0087e6f1" style:font-style-asian="italic" style:font-style-complex="italic"/>
    </style:style>
    <style:style style:name="T26" style:family="text">
      <style:text-properties fo:font-style="italic" style:text-underline-style="none"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26cc3e" style:font-style-asian="normal" style:font-style-complex="normal"/>
    </style:style>
    <style:style style:name="T29" style:family="text">
      <style:text-properties fo:font-style="normal" officeooo:rsid="00275379" style:font-style-asian="normal" style:font-style-complex="normal"/>
    </style:style>
    <style:style style:name="T30" style:family="text">
      <style:text-properties fo:font-style="normal" officeooo:rsid="0029f5d3" style:font-style-asian="normal" style:font-style-complex="normal"/>
    </style:style>
    <style:style style:name="T31" style:family="text">
      <style:text-properties fo:font-style="normal" officeooo:rsid="002b1663" style:font-style-asian="normal" style:font-style-complex="normal"/>
    </style:style>
    <style:style style:name="T32" style:family="text">
      <style:text-properties fo:font-style="normal" officeooo:rsid="002c6329" style:font-style-asian="normal" style:font-style-complex="normal"/>
    </style:style>
    <style:style style:name="T33" style:family="text">
      <style:text-properties fo:font-style="normal" officeooo:rsid="002e1b9f" style:font-style-asian="normal" style:font-style-complex="normal"/>
    </style:style>
    <style:style style:name="T34" style:family="text">
      <style:text-properties fo:font-style="normal" officeooo:rsid="002f5695" style:font-style-asian="normal" style:font-style-complex="normal"/>
    </style:style>
    <style:style style:name="T35" style:family="text">
      <style:text-properties fo:font-style="normal" officeooo:rsid="0034ec66" style:font-style-asian="normal" style:font-style-complex="normal"/>
    </style:style>
    <style:style style:name="T36" style:family="text">
      <style:text-properties fo:font-style="normal" officeooo:rsid="003766c9" style:font-style-asian="normal" style:font-style-complex="normal"/>
    </style:style>
    <style:style style:name="T37" style:family="text">
      <style:text-properties fo:font-style="normal" officeooo:rsid="0037c845" style:font-style-asian="normal" style:font-style-complex="normal"/>
    </style:style>
    <style:style style:name="T38" style:family="text">
      <style:text-properties fo:font-style="normal" officeooo:rsid="003d7e94" style:font-style-asian="normal" style:font-style-complex="normal"/>
    </style:style>
    <style:style style:name="T39" style:family="text">
      <style:text-properties fo:font-style="normal" officeooo:rsid="0045ae6a" style:font-style-asian="normal" style:font-style-complex="normal"/>
    </style:style>
    <style:style style:name="T40" style:family="text">
      <style:text-properties fo:font-style="normal" officeooo:rsid="00461f3b" style:font-style-asian="normal" style:font-style-complex="normal"/>
    </style:style>
    <style:style style:name="T41" style:family="text">
      <style:text-properties fo:font-style="normal" officeooo:rsid="0050d043" style:font-style-asian="normal" style:font-style-complex="normal"/>
    </style:style>
    <style:style style:name="T42" style:family="text">
      <style:text-properties fo:font-style="normal" officeooo:rsid="0052a7f6" style:font-style-asian="normal" style:font-style-complex="normal"/>
    </style:style>
    <style:style style:name="T43" style:family="text">
      <style:text-properties fo:font-style="normal" officeooo:rsid="0052c8fc" style:font-style-asian="normal" style:font-style-complex="normal"/>
    </style:style>
    <style:style style:name="T44" style:family="text">
      <style:text-properties fo:font-style="normal" officeooo:rsid="005358c0" style:font-style-asian="normal" style:font-style-complex="normal"/>
    </style:style>
    <style:style style:name="T45" style:family="text">
      <style:text-properties fo:font-style="normal" officeooo:rsid="004d0283" style:font-style-asian="normal" style:font-style-complex="normal"/>
    </style:style>
    <style:style style:name="T46" style:family="text">
      <style:text-properties fo:font-style="normal" officeooo:rsid="00501076" style:font-style-asian="normal" style:font-style-complex="normal"/>
    </style:style>
    <style:style style:name="T47" style:family="text">
      <style:text-properties fo:font-style="normal" officeooo:rsid="005e65a0" style:font-style-asian="normal" style:font-style-complex="normal"/>
    </style:style>
    <style:style style:name="T48" style:family="text">
      <style:text-properties fo:font-style="normal" officeooo:rsid="0062ae5b" style:font-style-asian="normal" style:font-style-complex="normal"/>
    </style:style>
    <style:style style:name="T49" style:family="text">
      <style:text-properties fo:font-style="normal" officeooo:rsid="0069d56b" style:font-style-asian="normal" style:font-style-complex="normal"/>
    </style:style>
    <style:style style:name="T50" style:family="text">
      <style:text-properties fo:font-style="normal" officeooo:rsid="006b9b2e" style:font-style-asian="normal" style:font-style-complex="normal"/>
    </style:style>
    <style:style style:name="T51" style:family="text">
      <style:text-properties fo:font-style="normal" officeooo:rsid="006e2651" style:font-style-asian="normal" style:font-style-complex="normal"/>
    </style:style>
    <style:style style:name="T52" style:family="text">
      <style:text-properties fo:font-style="normal" officeooo:rsid="006ef324" style:font-style-asian="normal" style:font-style-complex="normal"/>
    </style:style>
    <style:style style:name="T53" style:family="text">
      <style:text-properties fo:font-style="normal" officeooo:rsid="0070a314" style:font-style-asian="normal" style:font-style-complex="normal"/>
    </style:style>
    <style:style style:name="T54" style:family="text">
      <style:text-properties fo:font-style="normal" officeooo:rsid="0066760a" style:font-style-asian="normal" style:font-style-complex="normal"/>
    </style:style>
    <style:style style:name="T55" style:family="text">
      <style:text-properties fo:font-style="normal" officeooo:rsid="0070f137" style:font-style-asian="normal" style:font-style-complex="normal"/>
    </style:style>
    <style:style style:name="T56" style:family="text">
      <style:text-properties fo:font-style="normal" officeooo:rsid="0071a709" style:font-style-asian="normal" style:font-style-complex="normal"/>
    </style:style>
    <style:style style:name="T57" style:family="text">
      <style:text-properties fo:font-style="normal" officeooo:rsid="00744c54" style:font-style-asian="normal" style:font-style-complex="normal"/>
    </style:style>
    <style:style style:name="T58" style:family="text">
      <style:text-properties fo:font-style="normal" officeooo:rsid="00764081" style:font-style-asian="normal" style:font-style-complex="normal"/>
    </style:style>
    <style:style style:name="T59" style:family="text">
      <style:text-properties fo:font-style="normal" officeooo:rsid="00783f58" style:font-style-asian="normal" style:font-style-complex="normal"/>
    </style:style>
    <style:style style:name="T60" style:family="text">
      <style:text-properties fo:font-style="normal" officeooo:rsid="0078e931" style:font-style-asian="normal" style:font-style-complex="normal"/>
    </style:style>
    <style:style style:name="T61" style:family="text">
      <style:text-properties fo:font-style="normal" officeooo:rsid="007a62b1" style:font-style-asian="normal" style:font-style-complex="normal"/>
    </style:style>
    <style:style style:name="T62" style:family="text">
      <style:text-properties fo:font-style="normal" officeooo:rsid="007b962f" style:font-style-asian="normal" style:font-style-complex="normal"/>
    </style:style>
    <style:style style:name="T63" style:family="text">
      <style:text-properties fo:font-style="normal" officeooo:rsid="007deb2e" style:font-style-asian="normal" style:font-style-complex="normal"/>
    </style:style>
    <style:style style:name="T64" style:family="text">
      <style:text-properties fo:font-style="normal" officeooo:rsid="007dec82" style:font-style-asian="normal" style:font-style-complex="normal"/>
    </style:style>
    <style:style style:name="T65" style:family="text">
      <style:text-properties fo:font-style="normal" officeooo:rsid="007e2547" style:font-style-asian="normal" style:font-style-complex="normal"/>
    </style:style>
    <style:style style:name="T66" style:family="text">
      <style:text-properties fo:font-style="normal" officeooo:rsid="007fff67" style:font-style-asian="normal" style:font-style-complex="normal"/>
    </style:style>
    <style:style style:name="T67" style:family="text">
      <style:text-properties fo:font-style="normal" officeooo:rsid="0080270a" style:font-style-asian="normal" style:font-style-complex="normal"/>
    </style:style>
    <style:style style:name="T68" style:family="text">
      <style:text-properties fo:font-style="normal" officeooo:rsid="0081c136" style:font-style-asian="normal" style:font-style-complex="normal"/>
    </style:style>
    <style:style style:name="T69" style:family="text">
      <style:text-properties fo:font-style="normal" officeooo:rsid="008504a7" style:font-style-asian="normal" style:font-style-complex="normal"/>
    </style:style>
    <style:style style:name="T70" style:family="text">
      <style:text-properties fo:font-style="normal" officeooo:rsid="00867748" style:font-style-asian="normal" style:font-style-complex="normal"/>
    </style:style>
    <style:style style:name="T71" style:family="text">
      <style:text-properties fo:font-style="normal" officeooo:rsid="0087e6f1" style:font-style-asian="normal" style:font-style-complex="normal"/>
    </style:style>
    <style:style style:name="T72" style:family="text">
      <style:text-properties fo:font-style="normal" style:text-underline-style="none" style:font-style-asian="normal" style:font-style-complex="normal"/>
    </style:style>
    <style:style style:name="T73" style:family="text">
      <style:text-properties officeooo:rsid="0026cc3e"/>
    </style:style>
    <style:style style:name="T74" style:family="text">
      <style:text-properties officeooo:rsid="003d7e94"/>
    </style:style>
    <style:style style:name="T75" style:family="text">
      <style:text-properties officeooo:rsid="00495754"/>
    </style:style>
    <style:style style:name="T76" style:family="text">
      <style:text-properties officeooo:rsid="00f02597"/>
    </style:style>
    <style:style style:name="T77" style:family="text">
      <style:text-properties officeooo:rsid="01173016"/>
    </style:style>
    <style:style style:name="T78" style:family="text">
      <style:text-properties officeooo:rsid="00e1de0d"/>
    </style:style>
    <style:style style:name="T79" style:family="text">
      <style:text-properties officeooo:rsid="00ea209b"/>
    </style:style>
    <style:style style:name="T80" style:family="text">
      <style:text-properties officeooo:rsid="00501076"/>
    </style:style>
    <style:style style:name="T81" style:family="text">
      <style:text-properties officeooo:rsid="0052a7f6"/>
    </style:style>
    <style:style style:name="T82" style:family="text">
      <style:text-properties officeooo:rsid="00584d7f"/>
    </style:style>
    <style:style style:name="T83" style:family="text">
      <style:text-properties officeooo:rsid="0066760a"/>
    </style:style>
    <style:style style:name="T84" style:family="text">
      <style:text-properties officeooo:rsid="0069d56b"/>
    </style:style>
    <style:style style:name="T85" style:family="text">
      <style:text-properties officeooo:rsid="006e2651"/>
    </style:style>
    <style:style style:name="T86" style:family="text">
      <style:text-properties officeooo:rsid="006ef324"/>
    </style:style>
    <style:style style:name="T87" style:family="text">
      <style:text-properties officeooo:rsid="0070f137"/>
    </style:style>
    <style:style style:name="T88" style:family="text">
      <style:text-properties style:text-underline-style="none"/>
    </style:style>
    <style:style style:name="T89" style:family="text">
      <style:text-properties style:text-underline-style="none" officeooo:rsid="0074d90e"/>
    </style:style>
    <style:style style:name="T90" style:family="text">
      <style:text-properties style:text-underline-style="none" officeooo:rsid="007a62b1"/>
    </style:style>
    <style:style style:name="T91" style:family="text">
      <style:text-properties officeooo:rsid="00783f58"/>
    </style:style>
    <style:style style:name="T92" style:family="text">
      <style:text-properties officeooo:rsid="007a62b1"/>
    </style:style>
    <style:style style:name="T93" style:family="text">
      <style:text-properties officeooo:rsid="0085000e"/>
    </style:style>
    <style:style style:name="T94" style:family="text">
      <style:text-properties style:font-style-asian="normal" style:font-style-complex="normal"/>
    </style:style>
    <style:style style:name="T95" style:family="text">
      <style:text-properties officeooo:rsid="0087e6f1" style:font-style-asian="normal" style:font-style-complex="normal"/>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33"/>
      <text:p text:style-name="P33"/>
      <text:p text:style-name="P33"/>
      <text:p text:style-name="P33"/>
      <text:p text:style-name="P33">ytdl</text:p>
      <text:p text:style-name="P34">Asynchronous YouTube download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am Machiels</text:p>
      <text:p text:style-name="P1">26 January 201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5">Table of Contents</text:p>
          </text:index-title>
          <text:p text:style-name="P56"><text:a xlink:type="simple" xlink:href="#__RefHeading___Toc149_102685824" text:style-name="Index_20_Link" text:visited-style-name="Index_20_Link">Preface<text:tab/>3</text:a></text:p>
          <text:p text:style-name="P56"><text:a xlink:type="simple" xlink:href="#__RefHeading___Toc60_913205521" text:style-name="Index_20_Link" text:visited-style-name="Index_20_Link">Introduction<text:tab/>4</text:a></text:p>
          <text:p text:style-name="P56"><text:a xlink:type="simple" xlink:href="#__RefHeading___Toc207_397539534" text:style-name="Index_20_Link" text:visited-style-name="Index_20_Link">Application development<text:tab/>5</text:a></text:p>
          <text:p text:style-name="P64"><text:a xlink:type="simple" xlink:href="#__RefHeading___Toc217_397539534" text:style-name="Index_20_Link" text:visited-style-name="Index_20_Link">Technology<text:tab/>5</text:a></text:p>
          <text:p text:style-name="P65"><text:a xlink:type="simple" xlink:href="#__RefHeading___Toc219_397539534" text:style-name="Index_20_Link" text:visited-style-name="Index_20_Link">Node.js<text:tab/>5</text:a></text:p>
          <text:p text:style-name="P65"><text:a xlink:type="simple" xlink:href="#__RefHeading___Toc223_397539534" text:style-name="Index_20_Link" text:visited-style-name="Index_20_Link">ECMAScript 2016/2017<text:tab/>5</text:a></text:p>
          <text:p text:style-name="P71"><text:a xlink:type="simple" xlink:href="#__RefHeading___Toc1360_2114217432" text:style-name="Index_20_Link" text:visited-style-name="Index_20_Link">Babel.js<text:tab/>5</text:a></text:p>
          <text:p text:style-name="P71"><text:a xlink:type="simple" xlink:href="#__RefHeading___Toc237_397539534" text:style-name="Index_20_Link" text:visited-style-name="Index_20_Link">Promises<text:tab/>5</text:a></text:p>
          <text:p text:style-name="P71"><text:a xlink:type="simple" xlink:href="#__RefHeading___Toc239_397539534" text:style-name="Index_20_Link" text:visited-style-name="Index_20_Link">Asynchronous functions<text:tab/>5</text:a></text:p>
          <text:p text:style-name="P65"><text:a xlink:type="simple" xlink:href="#__RefHeading___Toc225_397539534" text:style-name="Index_20_Link" text:visited-style-name="Index_20_Link">Tests<text:tab/>7</text:a></text:p>
          <text:p text:style-name="P65"><text:a xlink:type="simple" xlink:href="#__RefHeading___Toc981_2121328490" text:style-name="Index_20_Link" text:visited-style-name="Index_20_Link">Repository management and version control<text:tab/>7</text:a></text:p>
          <text:p text:style-name="P65"><text:a xlink:type="simple" xlink:href="#__RefHeading___Toc227_397539534" text:style-name="Index_20_Link" text:visited-style-name="Index_20_Link">Application integration<text:tab/>7</text:a></text:p>
          <text:p text:style-name="P64"><text:a xlink:type="simple" xlink:href="#__RefHeading___Toc229_397539534" text:style-name="Index_20_Link" text:visited-style-name="Index_20_Link">Time table<text:tab/>7</text:a></text:p>
          <text:p text:style-name="P64"><text:a xlink:type="simple" xlink:href="#__RefHeading___Toc231_397539534" text:style-name="Index_20_Link" text:visited-style-name="Index_20_Link">Releases and feedback (what happened during development?)<text:tab/>7</text:a></text:p>
          <text:p text:style-name="P56"><text:a xlink:type="simple" xlink:href="#__RefHeading___Toc209_397539534" text:style-name="Index_20_Link" text:visited-style-name="Index_20_Link">Application design<text:tab/>8</text:a></text:p>
          <text:p text:style-name="P64"><text:a xlink:type="simple" xlink:href="#__RefHeading___Toc468_1693876159" text:style-name="Index_20_Link" text:visited-style-name="Index_20_Link">Download class<text:tab/>8</text:a></text:p>
          <text:p text:style-name="P65"><text:a xlink:type="simple" xlink:href="#__RefHeading___Toc470_1693876159" text:style-name="Index_20_Link" text:visited-style-name="Index_20_Link">Events<text:tab/>8</text:a></text:p>
          <text:p text:style-name="P71"><text:a xlink:type="simple" xlink:href="#__RefHeading___Toc943_1859270831" text:style-name="Index_20_Link" text:visited-style-name="Index_20_Link">success<text:tab/>8</text:a></text:p>
          <text:p text:style-name="P71"><text:a xlink:type="simple" xlink:href="#__RefHeading___Toc945_1859270831" text:style-name="Index_20_Link" text:visited-style-name="Index_20_Link">error<text:tab/>8</text:a></text:p>
          <text:p text:style-name="P65"><text:a xlink:type="simple" xlink:href="#__RefHeading___Toc2491_1693876159" text:style-name="Index_20_Link" text:visited-style-name="Index_20_Link">Flowchart<text:tab/>8</text:a></text:p>
          <text:p text:style-name="P64"><text:a xlink:type="simple" xlink:href="#__RefHeading___Toc472_1693876159" text:style-name="Index_20_Link" text:visited-style-name="Index_20_Link">WorkingUrlFinder class<text:tab/>9</text:a></text:p>
          <text:p text:style-name="P65"><text:a xlink:type="simple" xlink:href="#__RefHeading___Toc474_1693876159" text:style-name="Index_20_Link" text:visited-style-name="Index_20_Link">Events<text:tab/>9</text:a></text:p>
          <text:p text:style-name="P71"><text:a xlink:type="simple" xlink:href="#__RefHeading___Toc1305_203518541" text:style-name="Index_20_Link" text:visited-style-name="Index_20_Link">success<text:tab/>9</text:a></text:p>
          <text:p text:style-name="P71"><text:a xlink:type="simple" xlink:href="#__RefHeading___Toc1307_203518541" text:style-name="Index_20_Link" text:visited-style-name="Index_20_Link">error<text:tab/>9</text:a></text:p>
          <text:p text:style-name="P65"><text:a xlink:type="simple" xlink:href="#__RefHeading___Toc2493_1693876159" text:style-name="Index_20_Link" text:visited-style-name="Index_20_Link">Flowchart<text:tab/>9</text:a></text:p>
          <text:p text:style-name="P64"><text:a xlink:type="simple" xlink:href="#__RefHeading___Toc476_1693876159" text:style-name="Index_20_Link" text:visited-style-name="Index_20_Link">SignatureDecipherer class<text:tab/>9</text:a></text:p>
          <text:p text:style-name="P65"><text:a xlink:type="simple" xlink:href="#__RefHeading___Toc478_1693876159" text:style-name="Index_20_Link" text:visited-style-name="Index_20_Link">Events<text:tab/>9</text:a></text:p>
          <text:p text:style-name="P65"><text:a xlink:type="simple" xlink:href="#__RefHeading___Toc2495_1693876159" text:style-name="Index_20_Link" text:visited-style-name="Index_20_Link">Flowchart<text:tab/>9</text:a></text:p>
          <text:p text:style-name="P56"><text:a xlink:type="simple" xlink:href="#__RefHeading___Toc211_397539534" text:style-name="Index_20_Link" text:visited-style-name="Index_20_Link">Usage as NPM (Node.js) module<text:tab/>10</text:a></text:p>
          <text:p text:style-name="P64"><text:a xlink:type="simple" xlink:href="#__RefHeading___Toc2497_1693876159" text:style-name="Index_20_Link" text:visited-style-name="Index_20_Link">Example<text:tab/>10</text:a></text:p>
          <text:p text:style-name="P64"><text:a xlink:type="simple" xlink:href="#__RefHeading___Toc233_397539534" text:style-name="Index_20_Link" text:visited-style-name="Index_20_Link">Installation<text:tab/>10</text:a></text:p>
          <text:p text:style-name="P65"><text:a xlink:type="simple" xlink:href="#__RefHeading___Toc480_1693876159" text:style-name="Index_20_Link" text:visited-style-name="Index_20_Link">NPM<text:tab/>10</text:a></text:p>
          <text:p text:style-name="P65"><text:a xlink:type="simple" xlink:href="#__RefHeading___Toc482_1693876159" text:style-name="Index_20_Link" text:visited-style-name="Index_20_Link">Manual build<text:tab/>10</text:a></text:p>
          <text:p text:style-name="P56"><text:a xlink:type="simple" xlink:href="#__RefHeading___Toc213_397539534" text:style-name="Index_20_Link" text:visited-style-name="Index_20_Link">Extensions<text:tab/>10</text:a></text:p>
          <text:p text:style-name="P64"><text:a xlink:type="simple" xlink:href="#__RefHeading___Toc418_601843179" text:style-name="Index_20_Link" text:visited-style-name="Index_20_Link">Chrome extension<text:tab/>10</text:a></text:p>
          <text:p text:style-name="P64"><text:a xlink:type="simple" xlink:href="#__RefHeading___Toc420_601843179" text:style-name="Index_20_Link" text:visited-style-name="Index_20_Link">Web server<text:tab/>10</text:a></text:p>
          <text:p text:style-name="P56"><text:a xlink:type="simple" xlink:href="#__RefHeading___Toc215_397539534" text:style-name="Index_20_Link" text:visited-style-name="Index_20_Link">Application maintenance<text:tab/>11</text:a></text:p>
          <text:p text:style-name="P56"><text:a xlink:type="simple" xlink:href="#__RefHeading___Toc1167_967952864" text:style-name="Index_20_Link" text:visited-style-name="Index_20_Link">Future of ytdl<text:tab/>11</text:a></text:p>
        </text:index-body>
      </text:table-of-content>
      <text:p text:style-name="P1"/>
      <text:h text:style-name="P47" text:outline-level="1"><text:bookmark-start text:name="__RefHeading___Toc149_102685824"/>Preface<text:bookmark-end text:name="__RefHeading___Toc149_102685824"/></text:h>
      <text:p text:style-name="P3">This document aims to describe the <text:span text:style-name="T1">ytdl </text:span><text:span text:style-name="T2">(</text:span><text:span text:style-name="T28">YouTube downloader)</text:span><text:span text:style-name="T27"> </text:span><text:span text:style-name="T28">application, </text:span>written in a way people with <text:span text:style-name="T85">little</text:span> programming experience can follow along, but it also covers technical aspects which are better understandable for people with a programming background. <text:span text:style-name="T73">To be more specific, this document covers the design stage of </text:span><text:span text:style-name="T2">ytdl,</text:span><text:span text:style-name="T73"> development and maintenance of </text:span><text:span text:style-name="T2">ytdl, ytdl </text:span><text:span text:style-name="T28">its releases and the future of </text:span><text:span text:style-name="T2">ytdl</text:span><text:span text:style-name="T28">. During the development of </text:span><text:span text:style-name="T2">ytdl,</text:span><text:span text:style-name="T28"> a lot of bumps were hit whilst on the road, most of these bumps will be discussed in this document. These bumps most often lead to discoveries which are beneficial to me as a programmer but also as a person. </text:span><text:span text:style-name="T29">At first I thought it'd be </text:span><text:span text:style-name="T31">rather </text:span><text:span text:style-name="T29">easy to develop a </text:span><text:span text:style-name="T51">YouTube downloader, </text:span><text:span text:style-name="T29">like </text:span><text:span text:style-name="T3">ytdl</text:span><text:span text:style-name="T12"> </text:span><text:span text:style-name="T51">. B</text:span><text:span text:style-name="T29">ut </text:span><text:span text:style-name="T33">it turned out it'd be harder than </text:span><text:span text:style-name="T51">what </text:span><text:span text:style-name="T33">I expected. </text:span><text:span text:style-name="T51">What I was</text:span><text:span text:style-name="T29"> </text:span><text:span text:style-name="T51">expecting</text:span><text:span text:style-name="T29"> </text:span><text:span text:style-name="T51">was </text:span><text:span text:style-name="T29">that it'd be as easy as scraping out a </text:span><text:span text:style-name="T33">URL</text:span><text:span text:style-name="T29"> from the YouTube source code and </text:span><text:span text:style-name="T31">to download </text:span><text:span text:style-name="T29">the data served on that </text:span><text:span text:style-name="T33">URL</text:span><text:span text:style-name="T29">. Instead, I found out that Google is trying to make it hard to automate the task of downloading media data by obfuscating their source code </text:span><text:span text:style-name="T30">and by</text:span><text:span text:style-name="T29"> </text:span><text:span text:style-name="T32">suffixing media URLs</text:span><text:span text:style-name="T29"> </text:span><text:span text:style-name="T32">with </text:span><text:span text:style-name="T29">signatures </text:span><text:span text:style-name="T32">that</text:span><text:span text:style-name="T29"> need to be deciphered </text:span><text:span text:style-name="T30">in</text:span><text:span text:style-name="T29"> order</text:span><text:span text:style-name="T51"> not to</text:span><text:span text:style-name="T29"> get a 403 (forbidden) HTTP response </text:span><text:span text:style-name="T52">when requesting a download</text:span><text:span text:style-name="T29">. </text:span><text:span text:style-name="T37">@TODO </text:span><text:span text:style-name="T43">perhaps </text:span><text:span text:style-name="T44">good like this</text:span><text:span text:style-name="T43">?</text:span></text:p>
      <text:h text:style-name="P48" text:outline-level="1"><text:bookmark-start text:name="__RefHeading___Toc60_913205521"/>Introduction<text:bookmark-end text:name="__RefHeading___Toc60_913205521"/></text:h>
      <text:p text:style-name="P2"><text:span text:style-name="T1">Ytdl </text:span><text:span text:style-name="T27">is an application with which it's easy to download binary </text:span><text:span text:style-name="T29">media</text:span><text:span text:style-name="T27"> data from Google it's media servers. </text:span><text:span text:style-name="T1">Ytdl</text:span><text:span text:style-name="T27"> has been set up in a way that makes it easy to build upon. </text:span><text:span text:style-name="T35">T</text:span><text:span text:style-name="T27">ake for example a browser extension which inserts a download button in the YouTube it's document object model (DOM) so it's easy to initiate a download from the YouTube website itself, </text:span><text:span text:style-name="T35">or a web server that initiates downloads across different machines within a local network.</text:span><text:span text:style-name="T27"> For the development of </text:span><text:span text:style-name="T1">ytdl</text:span><text:span text:style-name="T27"> cutting edge technologies are used, such as </text:span><text:span text:style-name="T28">the latests features in development for the </text:span><text:span text:style-name="T27">JavaScript </text:span><text:span text:style-name="T28">programming language, these </text:span><text:span text:style-name="T27">features </text:span><text:span text:style-name="T28">are </text:span><text:span text:style-name="T27">planned to be implemented according to the ECMAScript 2016/2017 specifications. </text:span><text:span text:style-name="T34">The cutting edge JavaScript gets </text:span><text:span text:style-name="T53">compiled</text:span><text:span text:style-name="T34"> to ECMAScript 5 </text:span><text:span text:style-name="T53">JavaScript</text:span><text:span text:style-name="T34">, which can run on the </text:span><text:span text:style-name="T35">simple and flexible </text:span><text:span text:style-name="T34">Node.js platform. </text:span><text:span text:style-name="T36">Also, s</text:span><text:span text:style-name="T35">ince the entire application is written in JavaScript, </text:span><text:span text:style-name="T36">it's easy for developers to contribute to the development of </text:span><text:span text:style-name="T13">ytdl</text:span><text:span text:style-name="T36">. </text:span><text:span text:style-name="T20">Ytdl</text:span><text:span text:style-name="T63"> runs most tasks it performs asynchronous, so that for example a web server that handles download requests can be scaled up </text:span><text:span text:style-name="T64">in performance</text:span><text:span text:style-name="T63"> because the load can easily be balance</text:span><text:span text:style-name="T64">d</text:span><text:span text:style-name="T63">. </text:span><text:span text:style-name="T64">Because of the way </text:span><text:span text:style-name="T21">ytdl</text:span><text:span text:style-name="T64"> its modules are set up it's even possible to handle a single download across a distributed network. Think for example about a service which allows customers to run </text:span><text:span text:style-name="T65">heavy computations remotely. Scalable and distributable software is </text:span><text:span text:style-name="T67">the standard</text:span><text:span text:style-name="T65"> nowadays, </text:span><text:span text:style-name="T22">ytdl</text:span><text:span text:style-name="T65"> was developed with that in mind.</text:span></text:p>
      <text:h text:style-name="P49" text:outline-level="1"><text:bookmark-start text:name="__RefHeading___Toc207_397539534"/>Application development<text:bookmark-end text:name="__RefHeading___Toc207_397539534"/></text:h>
      <text:h text:style-name="P50" text:outline-level="2"><text:bookmark-start text:name="__RefHeading___Toc217_397539534"/>Technology<text:bookmark-end text:name="__RefHeading___Toc217_397539534"/></text:h>
      <text:p text:style-name="P8">The development of <text:span text:style-name="T1">ytdl </text:span>is done using cutting edge technologies <text:span text:style-name="T93">of </text:span>which <text:span text:style-name="T93">the most notable </text:span>are discussed below. @TODO</text:p>
      <text:h text:style-name="P57" text:outline-level="3"><text:bookmark-start text:name="__RefHeading___Toc219_397539534"/>Node.js<text:bookmark-end text:name="__RefHeading___Toc219_397539534"/></text:h>
      <text:p text:style-name="P28">The <text:span text:style-name="T1">ytdl</text:span><text:span text:style-name="T27"> application runs on the Node.js platform, version 5.6.0 and up. Node.js </text:span><text:span text:style-name="T66">was chosen as a target platform because it runs JavaScript blazingly fast with the V8 JavaScript engine. Because Node.js (JavaScript) is really flexible, </text:span><text:span text:style-name="T23">ytdl</text:span><text:span text:style-name="T66"> could be written with abstract code. The abstract code is easy to reason </text:span><text:span text:style-name="T68">about, so it's </text:span><text:span text:style-name="T69">easy to</text:span><text:span text:style-name="T68"> keep track of what is going on whilst developing and maintaining the </text:span><text:span text:style-name="T24">ytdl</text:span><text:span text:style-name="T68"> application.</text:span></text:p>
      <text:h text:style-name="P57" text:outline-level="3"><text:bookmark-start text:name="__RefHeading___Toc223_397539534"/>ECMAScript 2016/2017<text:bookmark-end text:name="__RefHeading___Toc223_397539534"/></text:h>
      <text:p text:style-name="P29"><text:span text:style-name="T65">Node.js</text:span><text:span text:style-name="T74"> was also chosen as a target platform for </text:span><text:span text:style-name="T4">ytdl</text:span><text:span text:style-name="T38"> because it run</text:span><text:span text:style-name="T40">s</text:span><text:span text:style-name="T38"> the JavaScript that is generated by the </text:span><text:span text:style-name="T4">Babel.js</text:span><text:span text:style-name="T38"> </text:span><text:span text:style-name="T66">compiler, </text:span><text:span text:style-name="T69">JavaScript to JavaScript compiler discussed below</text:span><text:span text:style-name="T38">. Some features which are used extensively are discussed below.</text:span></text:p>
      <text:h text:style-name="P66" text:outline-level="4"><text:bookmark-start text:name="__RefHeading___Toc1360_2114217432"/>Babel.js<text:bookmark-end text:name="__RefHeading___Toc1360_2114217432"/></text:h>
      <text:p text:style-name="P30"><text:span text:style-name="T4">Babel.js</text:span><text:span text:style-name="T38"> is a tool which compiles next generation (2016/2017) JavaScript to JavaScript (2015). This makes sure developers can test upcoming JavaScript features so they can pass feedback to the technical comities who standardize and propose new features. Of course it can also be beneficial to programmers to use features that are not yet (fully) standardized/</text:span><text:span text:style-name="T45">implemented because they may allow programmers to write more abstract code. </text:span><text:span text:style-name="T7">Babel.js</text:span><text:span text:style-name="T45"> is fully configurable, developers get to choose which specific features of next generation </text:span><text:span text:style-name="T53">JavaScript</text:span><text:span text:style-name="T45"> they want to be compiled. </text:span><text:span text:style-name="T7">Babel.js</text:span><text:span text:style-name="T45"> also has a </text:span><text:span text:style-name="T8">gulp</text:span><text:span text:style-name="T46"> plug-in, which makes the usage of </text:span><text:span text:style-name="T8">Babel.js </text:span><text:span text:style-name="T46">even more pleasant.</text:span></text:p>
      <text:h text:style-name="P67" text:outline-level="4"><text:bookmark-start text:name="__RefHeading___Toc237_397539534"/>Promises<text:bookmark-end text:name="__RefHeading___Toc237_397539534"/></text:h>
      <text:p text:style-name="P9">A promise in programming terms is a simple concept based on the principle of making a promise that something is going to happen in the future, it's great when working on asynchronous code. <text:span text:style-name="T81">For example</text:span>: a function called <text:span text:style-name="T1">httpGet </text:span><text:span text:style-name="T27">which</text:span><text:span text:style-name="T39"> promises that it will</text:span><text:span text:style-name="T27"> send an HTTP get request and then </text:span><text:span text:style-name="T39">either, if everything goes well, it resolves the promise with</text:span><text:span text:style-name="T27"> the received response </text:span><text:span text:style-name="T39">or it will reject the promise with an error</text:span><text:span text:style-name="T27">. When we call </text:span><text:span text:style-name="T1">httpGet</text:span><text:span text:style-name="T27"> the immediate return value won't be the received response </text:span><text:span text:style-name="T39">or an error</text:span><text:span text:style-name="T27">, instead its immediate return value will be a newly initialized promise, a promise that the </text:span><text:span text:style-name="T1">httpGet</text:span><text:span text:style-name="T27"> function body will execute and whilst executing it will either reject or resolve the promise at some moment in the future. </text:span><text:span text:style-name="T39">In combination with asynchronous functions, promises are even more useful, as described below.</text:span></text:p>
      <text:h text:style-name="P68" text:outline-level="4"><text:bookmark-start text:name="__RefHeading___Toc239_397539534"/>Asynchronous functions<text:bookmark-end text:name="__RefHeading___Toc239_397539534"/></text:h>
      <text:p text:style-name="P13">Promises are by them selves useful, that's why they are implemented in the 2016 version of <text:soft-page-break/>ECMAScript. But in order to write truly beautiful asynchronous code, another feature is going to be implemented in the 2017 version of ECMAScript, asynchronous functions. In JavaScript, a function body gets executed sequentially, immediately upon calling the function. There is no way to make a function body pause execution until some other asynchronous operation is completed. A callback function can be supplied to be called upon completion of the asynchronous operation, but using just callbacks for asynchronous programming can result in a hard to maintain code base, unless some sort of library/framework is used to provide structure, this is demonstrated in the following example.</text:p>
      <text:p text:style-name="P36">function getAndWriteFile(domain, cb) {</text:p>
      <text:p text:style-name="P36"><text:s text:c="2"/>https.get(`https://${domain}`, res =&gt; {</text:p>
      <text:p text:style-name="P36"><text:s text:c="4"/>let body = '';</text:p>
      <text:p text:style-name="P36"><text:s text:c="4"/>res.on('data', chunk =&gt; body += chunk);</text:p>
      <text:p text:style-name="P36"><text:s text:c="4"/>res.on('end', () =&gt; {</text:p>
      <text:p text:style-name="P36"><text:s text:c="6"/>console.log('get success');</text:p>
      <text:p text:style-name="P36"><text:s text:c="6"/>fs.writeFile(domain, body, err =&gt; cb(err, {</text:p>
      <text:p text:style-name="P36"><text:s text:c="8"/>file_name: domain,</text:p>
      <text:p text:style-name="P36"><text:s text:c="8"/>content: body,</text:p>
      <text:p text:style-name="P36"><text:s text:c="8"/>length: body.length</text:p>
      <text:p text:style-name="P36"><text:s text:c="6"/>}));</text:p>
      <text:p text:style-name="P36"><text:s text:c="4"/>});</text:p>
      <text:p text:style-name="P36"><text:s text:c="2"/>}).on('error', err =&gt; cb(err));</text:p>
      <text:p text:style-name="P36">}</text:p>
      <text:p text:style-name="P36"/>
      <text:p text:style-name="P36">getAndWriteFile('google.com', (err, file) =&gt; {</text:p>
      <text:p text:style-name="P36"><text:s text:c="2"/>if (err) {</text:p>
      <text:p text:style-name="P36"><text:s text:c="4"/>console.log(err);</text:p>
      <text:p text:style-name="P36"><text:s text:c="2"/>}</text:p>
      <text:p text:style-name="P36"><text:s text:c="2"/>else {</text:p>
      <text:p text:style-name="P36"><text:s text:c="4"/>console.log(`getAndWriteFile success, file.length: ${file.length}`);</text:p>
      <text:p text:style-name="P36"><text:s text:c="2"/>}</text:p>
      <text:p text:style-name="P36">});</text:p>
      <text:p text:style-name="P35"/>
      <text:p text:style-name="P39">It should also be noted that it's hard to handle errors. Since the code runs asynchronous, it cannot be wrapped in a <text:span text:style-name="T1">try/catch</text:span><text:span text:style-name="T27"> statement, which “executes” it's body the same way a function does. Asynchronous functions make this possible, they allow programmers to write asynchronous code just like they would write any other (sequential) code. Asynchronous function bodies can pause </text:span><text:span text:style-name="T41">(</text:span><text:span text:style-name="T9">await)</text:span><text:span text:style-name="T27"> their execution until another (asynchronous) action is completed. This is done by using the </text:span><text:span text:style-name="T1">await</text:span><text:span text:style-name="T27"> operator. Take a look at the example below, which does pretty much the same thing as the example above, but in a clean and maintainable way.</text:span></text:p>
      <text:p text:style-name="P36"/>
      <text:p text:style-name="P36">function get (url) {</text:p>
      <text:p text:style-name="P36"><text:s text:c="2"/>return new Promise((resolve, reject) =&gt; {</text:p>
      <text:p text:style-name="P36"><text:s text:c="4"/>https.get(url, (res) =&gt; {</text:p>
      <text:p text:style-name="P36"><text:s text:c="6"/>let body = '';</text:p>
      <text:p text:style-name="P36"><text:s text:c="6"/>res.on('data', chunk =&gt; body += chunk);</text:p>
      <text:p text:style-name="P36"><text:s text:c="6"/>res.on('end', () =&gt; resolve(body));</text:p>
      <text:p text:style-name="P36"><text:s text:c="4"/>}).on('error', err =&gt; reject(err));</text:p>
      <text:p text:style-name="P36"><text:s text:c="2"/>});</text:p>
      <text:p text:style-name="P36">}</text:p>
      <text:p text:style-name="P36"/>
      <text:p text:style-name="P36"><text:soft-page-break/>function writeFile(file_name, content) {</text:p>
      <text:p text:style-name="P36"><text:s text:c="2"/>return new Promise((resolve, reject) =&gt; {</text:p>
      <text:p text:style-name="P36"><text:s text:c="4"/>fs.writeFile(file_name, content, err =&gt; {</text:p>
      <text:p text:style-name="P36"><text:s text:c="6"/>err ? reject(err) : resolve({</text:p>
      <text:p text:style-name="P36"><text:s text:c="8"/>file_name,</text:p>
      <text:p text:style-name="P36"><text:s text:c="8"/>content,</text:p>
      <text:p text:style-name="P36"><text:s text:c="8"/>length: content.length</text:p>
      <text:p text:style-name="P36"><text:s text:c="6"/>});</text:p>
      <text:p text:style-name="P36"><text:s text:c="4"/>});</text:p>
      <text:p text:style-name="P36"><text:s text:c="2"/>});</text:p>
      <text:p text:style-name="P36">}</text:p>
      <text:p text:style-name="P36"/>
      <text:p text:style-name="P36">(async function getAndWriteFile(domain) {</text:p>
      <text:p text:style-name="P36"><text:s text:c="2"/>try {</text:p>
      <text:p text:style-name="P36"><text:s text:c="4"/>let body = await get(`https://${domain}`);</text:p>
      <text:p text:style-name="P36"><text:s text:c="4"/>console.log('get success');</text:p>
      <text:p text:style-name="P36"><text:s text:c="4"/>let file = await writeFile(domain, body);</text:p>
      <text:p text:style-name="P36"><text:s text:c="4"/>console.log(<text:span text:style-name="T80">`</text:span>writeFile success, file.length: ${file.length}<text:span text:style-name="T80">`</text:span>);</text:p>
      <text:p text:style-name="P36"><text:s text:c="2"/>}</text:p>
      <text:p text:style-name="P36"><text:s text:c="2"/>catch (err) {</text:p>
      <text:p text:style-name="P36"><text:s text:c="4"/>console.log('getAndWriteFile error', err);</text:p>
      <text:p text:style-name="P36"><text:s text:c="2"/>}</text:p>
      <text:p text:style-name="P36">}('google.com'));</text:p>
      <text:h text:style-name="P57" text:outline-level="3"><text:bookmark-start text:name="__RefHeading___Toc225_397539534"/>Tests<text:bookmark-end text:name="__RefHeading___Toc225_397539534"/></text:h>
      <text:p text:style-name="P23">In order to make sure every <text:span text:style-name="T27">component of </text:span><text:span text:style-name="T1">ytdl </text:span><text:span text:style-name="T27">works (together), unit and integration tests are adopted in </text:span><text:span text:style-name="T1">ytdl </text:span><text:span text:style-name="T27">its development work flow. </text:span><text:span text:style-name="T68">All the abstract methods of </text:span><text:span text:style-name="T24">ytdl</text:span><text:span text:style-name="T68"> its modules are tested separately to make sure at least all components work as expected. If every method works, tests are run to check if all the tested methods work together. Using this test setup it's easy to ensures bugs and possible side effects of maintenance are easily traceable.</text:span></text:p>
      <text:h text:style-name="P58" text:outline-level="3"><text:bookmark-start text:name="__RefHeading___Toc981_2121328490"/>Repository management and version control<text:bookmark-end text:name="__RefHeading___Toc981_2121328490"/></text:h>
      <text:p text:style-name="P24"><text:span text:style-name="T27">During the development of application, it is important to keep track of what happens when and why. Git is used to manage the (remotely hosted) </text:span><text:span text:style-name="T26">ytdl</text:span><text:span text:style-name="T72"> application repository. @TODO more</text:span></text:p>
      <text:h text:style-name="P59" text:outline-level="3"><text:bookmark-start text:name="__RefHeading___Toc227_397539534"/>Application integration<text:bookmark-end text:name="__RefHeading___Toc227_397539534"/></text:h>
      <text:p text:style-name="P6">Ytdl<text:span text:style-name="T27"> get re-build on different operating systems, running different versions of Node.js whenever the remotely hosted project repository receives an update. This makes sure </text:span>ytdl<text:span text:style-name="T27"> is running on the supported platforms.</text:span></text:p>
      <text:h text:style-name="P50" text:outline-level="2"><text:bookmark-start text:name="__RefHeading___Toc229_397539534"/>Time table<text:bookmark-end text:name="__RefHeading___Toc229_397539534"/></text:h>
      <text:p text:style-name="P14">@TODO</text:p>
      <text:h text:style-name="P50" text:outline-level="2"><text:bookmark-start text:name="__RefHeading___Toc231_397539534"/>Releases and feedback <text:span text:style-name="T86">(what happened during development?)</text:span><text:bookmark-end text:name="__RefHeading___Toc231_397539534"/></text:h>
      <text:p text:style-name="P26">No support for other formats cuz everyone wanted MP3</text:p>
      <text:p text:style-name="P26">Total refactor with es6/7</text:p>
      <text:p text:style-name="P26"><text:soft-page-break/>Started using Node.js events</text:p>
      <text:p text:style-name="P14">@TODO</text:p>
      <text:h text:style-name="P44" text:outline-level="1"><text:bookmark-start text:name="__RefHeading___Toc209_397539534"/>Application design<text:bookmark-end text:name="__RefHeading___Toc209_397539534"/></text:h>
      <text:p text:style-name="P5">Ytdl <text:span text:style-name="T27">has been designed to be set up in a modular fashion, therefor it's easy to build upon </text:span>ytdl<text:span text:style-name="T27">. Also because all of </text:span>ytdl<text:span text:style-name="T27"> its logic is loosely coupled, every piece of application logic is testable without it knowing about other pieces of application logic. I've chosen to not expose underlying logic to programmers via a interface, because of the fact that it may complicate usage without offering any benefit over a simple interface. If one really wants to require for example the </text:span>WorkingUrlFinder <text:span text:style-name="T27">class, it is possible to do so with Node.js its module requiring system, </text:span><text:span text:style-name="T47">since the module isn't hidden, but openly exposed. </text:span><text:span text:style-name="T50">@TODO done?</text:span></text:p>
      <text:h text:style-name="P51" text:outline-level="2"><text:bookmark-start text:name="__RefHeading___Toc468_1693876159"/>Download class<text:bookmark-end text:name="__RefHeading___Toc468_1693876159"/></text:h>
      <text:p text:style-name="P15">This module gets exported when the <text:span text:style-name="T1">ytdl</text:span><text:span text:style-name="T27"> module is “required”. From the </text:span><text:span text:style-name="T1">Download</text:span><text:span text:style-name="T27"> class, instances can be drawn. When passed the correct data upon initialization, a download can be started </text:span><text:span text:style-name="T48">by calling the instance its </text:span><text:span text:style-name="T10">start </text:span><text:span text:style-name="T48">method. The </text:span><text:span text:style-name="T10">start</text:span><text:span text:style-name="T48"> method starts the chain of events required to download from YouTube. </text:span><text:span text:style-name="T60">The </text:span><text:span text:style-name="T18">Download </text:span><text:span text:style-name="T60">class has been set up in a way that allows for a hardware dependent finite amount of </text:span><text:span text:style-name="T18">Download</text:span><text:span text:style-name="T60"> instances to run simultaneously. </text:span><text:span text:style-name="T61">@TODO done?</text:span></text:p>
      <text:h text:style-name="P60" text:outline-level="3"><text:bookmark-start text:name="__RefHeading___Toc470_1693876159"/>Events<text:bookmark-end text:name="__RefHeading___Toc470_1693876159"/></text:h>
      <text:p text:style-name="P16">The <text:span text:style-name="T1">Download</text:span><text:span text:style-name="T27"> class inherits the event system of Node.js. Before the </text:span><text:span text:style-name="T1">start</text:span><text:span text:style-name="T27"> method is called, event handlers should be defined. The </text:span><text:span text:style-name="T1">success </text:span><text:span text:style-name="T27">and </text:span><text:span text:style-name="T1">error</text:span><text:span text:style-name="T27"> events should always be handled, otherwise it can become hard to track which </text:span><text:span text:style-name="T16">Download </text:span><text:span text:style-name="T58">instance</text:span><text:span text:style-name="T27"> is doing what, when and why. </text:span><text:span text:style-name="T50">@TODO done?</text:span></text:p>
      <text:h text:style-name="P69" text:outline-level="4"><text:bookmark-start text:name="__RefHeading___Toc943_1859270831"/>success<text:bookmark-end text:name="__RefHeading___Toc943_1859270831"/></text:h>
      <text:p text:style-name="P16">When a <text:span text:style-name="T17">Download </text:span><text:span text:style-name="T59">instance</text:span> is completed, the <text:span text:style-name="T1">success</text:span> event gets emitted along with an object containing information about the completion of the <text:span text:style-name="T17">Download </text:span><text:span text:style-name="T59">instance</text:span>, <text:span text:style-name="T92">in the case of the </text:span><text:span text:style-name="T19">Download </text:span><text:span text:style-name="T61">class it's </text:span>the location of the file that has been downloaded and converted.</text:p>
      <text:h text:style-name="P69" text:outline-level="4"><text:bookmark-start text:name="__RefHeading___Toc945_1859270831"/>error<text:bookmark-end text:name="__RefHeading___Toc945_1859270831"/></text:h>
      <text:p text:style-name="P16">The <text:span text:style-name="T1">error</text:span><text:span text:style-name="T27"> event gets emitted when the </text:span><text:span text:style-name="T17">Download</text:span><text:span text:style-name="T27"> instance runs into an error it cannot recover from. Some examples are: unable to HTTPS GET, invalid data passed upon initialization and dependency corruption. When an </text:span><text:span text:style-name="T1">error </text:span><text:span text:style-name="T27">event is emitted, an error object is passed, containing information about why the error occurred and </text:span><text:span text:style-name="T61">if possible,</text:span><text:span text:style-name="T27"> solutions to the error.</text:span></text:p>
      <text:h text:style-name="P61" text:outline-level="3"><text:bookmark-start text:name="__RefHeading___Toc2491_1693876159"/>Flowchart<text:bookmark-end text:name="__RefHeading___Toc2491_1693876159"/></text:h>
      <text:p text:style-name="P18"><text:span text:style-name="T27">In the flowchart </text:span><text:span text:style-name="T54">at the end of the document</text:span><text:span text:style-name="T27">, the flow of events </text:span><text:span text:style-name="T55">are </text:span><text:span text:style-name="T27">described that occur after a </text:span><text:span text:style-name="T14">Download</text:span><text:span text:style-name="T1"> </text:span><text:span text:style-name="T27">instance its </text:span><text:span text:style-name="T1">start</text:span><text:span text:style-name="T27"> method is called.</text:span></text:p>
      <text:h text:style-name="P51" text:outline-level="2"><text:bookmark-start text:name="__RefHeading___Toc472_1693876159"/><text:soft-page-break/>WorkingUrlFinder class<text:bookmark-end text:name="__RefHeading___Toc472_1693876159"/></text:h>
      <text:p text:style-name="P32">The <text:span text:style-name="T1">WorkingUrlFinder </text:span><text:span text:style-name="T27">class module gets initialized when a </text:span><text:span text:style-name="T1">Download </text:span><text:span text:style-name="T27">instance its </text:span><text:span text:style-name="T1">getWorkingUrl</text:span><text:span text:style-name="T27"> method is called. The </text:span><text:span text:style-name="T1">WorkingUrlFinder </text:span><text:span text:style-name="T27">class attempts attempts to find a URL on which media data is served. If the </text:span><text:span text:style-name="T1">WorkingUrlFinder </text:span><text:span text:style-name="T27">instance finds out that a signature needs to be deciphered in order to make the URL usable, the </text:span><text:span text:style-name="T1">SignatureDecipherer </text:span><text:span text:style-name="T27">class module gets initialized. The results of the </text:span><text:span text:style-name="T1">SignatureDecipherer </text:span><text:span text:style-name="T27">are captured in the </text:span><text:span text:style-name="T1">WorkingUrlFinder</text:span><text:span text:style-name="T27"> instance, so that the </text:span><text:span text:style-name="T1">WorkingUrlFinder</text:span><text:span text:style-name="T27"> instance can pass back a working URL (with a deciphered signature).</text:span></text:p>
      <text:h text:style-name="P60" text:outline-level="3"><text:bookmark-start text:name="__RefHeading___Toc474_1693876159"/>Events<text:bookmark-end text:name="__RefHeading___Toc474_1693876159"/></text:h>
      <text:p text:style-name="P19">The <text:span text:style-name="T15">WorkingUrlFinder</text:span><text:span text:style-name="T27"> </text:span><text:span text:style-name="T58">cl</text:span><text:span text:style-name="T27">ass inherits the event system of Node.js. Before the </text:span><text:span text:style-name="T1">start</text:span><text:span text:style-name="T27"> method is called, event handlers should be defined. The </text:span><text:span text:style-name="T1">success </text:span><text:span text:style-name="T27">and </text:span><text:span text:style-name="T1">error</text:span><text:span text:style-name="T27"> events should always be handled, otherwise it can become hard to track which </text:span><text:span text:style-name="T16">WorkingUrlFinder </text:span><text:span text:style-name="T58">instance</text:span><text:span text:style-name="T27"> is doing what, when and why. </text:span><text:span text:style-name="T50">@TODO done?</text:span></text:p>
      <text:h text:style-name="P70" text:outline-level="4"><text:bookmark-start text:name="__RefHeading___Toc1305_203518541"/>success<text:bookmark-end text:name="__RefHeading___Toc1305_203518541"/></text:h>
      <text:p text:style-name="P20">When a <text:span text:style-name="T15">WorkingUrlFinder </text:span><text:span text:style-name="T59">instance</text:span> is completed, the <text:span text:style-name="T1">success</text:span> event gets emitted along with an object containing information about the completion of the <text:span text:style-name="T17">WorkingUrlFinder </text:span><text:span text:style-name="T59">instance, in the case of the </text:span><text:span text:style-name="T17">WorkingUrlFinder </text:span><text:span text:style-name="T59">class it's a working URL.</text:span></text:p>
      <text:h text:style-name="P70" text:outline-level="4"><text:bookmark-start text:name="__RefHeading___Toc1307_203518541"/><text:span text:style-name="T91">e</text:span>rror<text:bookmark-end text:name="__RefHeading___Toc1307_203518541"/></text:h>
      <text:p text:style-name="P20">The <text:span text:style-name="T1">error</text:span><text:span text:style-name="T27"> event gets emitted when the </text:span><text:span text:style-name="T17">WorkingUrlFinder</text:span><text:span text:style-name="T27"> instance runs into an error it cannot recover from. Some examples are: invalid data passed upon initialization, dependency corruption</text:span><text:span text:style-name="T59"> and an error in a </text:span><text:span text:style-name="T17">SignatureDecipherer </text:span><text:span text:style-name="T59">instance</text:span><text:span text:style-name="T27">. When an </text:span><text:span text:style-name="T1">error </text:span><text:span text:style-name="T27">event is emitted, an error object is passed, containing information about why the error occurred and </text:span><text:span text:style-name="T61">if </text:span><text:span text:style-name="T27">possible, </text:span><text:span text:style-name="T61">a </text:span><text:span text:style-name="T27">solution to the error.</text:span></text:p>
      <text:h text:style-name="P61" text:outline-level="3"><text:bookmark-start text:name="__RefHeading___Toc2493_1693876159"/>Flowchart<text:bookmark-end text:name="__RefHeading___Toc2493_1693876159"/></text:h>
      <text:p text:style-name="P17">In the flowchart <text:span text:style-name="T83">at the end of the document</text:span>, the flow of events <text:span text:style-name="T87">are </text:span><text:span text:style-name="T27">described </text:span>that occur after a <text:span text:style-name="T11">WorkingUrlFinder</text:span><text:span text:style-name="T1"> </text:span><text:span text:style-name="T27">instance its </text:span><text:span text:style-name="T1">start</text:span><text:span text:style-name="T27"> method is called.</text:span></text:p>
      <text:h text:style-name="P51" text:outline-level="2"><text:bookmark-start text:name="__RefHeading___Toc476_1693876159"/>SignatureDecipherer class<text:bookmark-end text:name="__RefHeading___Toc476_1693876159"/></text:h>
      <text:p text:style-name="P40">Some of the real interesting stuff <text:span text:style-name="T1">ytdl</text:span><text:span text:style-name="T27"> does, is done in the </text:span><text:span text:style-name="T1">SignatureDecipherer </text:span><text:span text:style-name="T27">class module its methods. </text:span><text:span text:style-name="T70">In order to download </text:span><text:span text:style-name="T71">media data </text:span><text:span text:style-name="T70">from some URLs, it's required that the URL is suffixed with the deciphered signature. If a URL requires a deciphered signature, and it's not present, no media data can be downloaded, </text:span><text:span text:style-name="T71">the server responds with a 403 (forbidden) HTTP header. In order to decipher a signature, </text:span><text:span text:style-name="T25">ytdl</text:span><text:span text:style-name="T71"> needs to know where the signature decipher functionality is located at. The signature decipher functionality is located in the JavaScript file which is responsible for the YouTube web player. The player source code gets downloaded, and using some re-occurring patterns it's possible to extract the decipher functionality, even though the source code gets obfuscated in a way that a function will likely not have the same name, argument names and body two times in a row. It wasn't as easy as to find something like a </text:span><text:span text:style-name="T25">decipherSignature</text:span><text:span text:style-name="T71"> function. But </text:span><text:soft-page-break/><text:span text:style-name="T71">there had to be at least some consistent patterns in the obfuscated web player source code, somewhere it had to be defined that if a piece of video format data had a signature in it, it needs to be deciphered. After some thinking and experimenting, I found the following if statement and it's body.</text:span></text:p>
      <text:p text:style-name="P43"><text:span text:style-name="T94">if(e.sig||e.s){var h=e.sig||zr(e.s);e.url=kj(e.url,{signature:h})}</text:span></text:p>
      <text:p text:style-name="P43"><text:span text:style-name="T95"/></text:p>
      <text:p text:style-name="P41"><text:span text:style-name="T27">It is quite clear a check is being done about whether a </text:span><text:span text:style-name="T1">sig </text:span><text:span text:style-name="T27">or </text:span><text:span text:style-name="T1">s</text:span><text:span text:style-name="T27"> property is present in the </text:span><text:span text:style-name="T1">e </text:span><text:span text:style-name="T27">object. If so, the if statement it's body gets executed. Which then assign the variable </text:span><text:span text:style-name="T1">h </text:span><text:span text:style-name="T27">a value, either the </text:span><text:span text:style-name="T1">e</text:span><text:span text:style-name="T27"> object it's </text:span><text:span text:style-name="T1">sig</text:span><text:span text:style-name="T27"> property, or the result of calling a function called </text:span><text:span text:style-name="T1">zr</text:span><text:span text:style-name="T27"> with as argument the </text:span><text:span text:style-name="T1">e</text:span><text:span text:style-name="T27"> object its </text:span><text:span text:style-name="T1">s </text:span><text:span text:style-name="T27">property.</text:span></text:p>
      <text:p text:style-name="P42"><text:span text:style-name="T27">@HERE DESC BODY</text:span></text:p>
      <text:h text:style-name="P60" text:outline-level="3"><text:bookmark-start text:name="__RefHeading___Toc478_1693876159"/>Events<text:bookmark-end text:name="__RefHeading___Toc478_1693876159"/></text:h>
      <text:p text:style-name="P21">@TODO</text:p>
      <text:h text:style-name="P61" text:outline-level="3"><text:bookmark-start text:name="__RefHeading___Toc2495_1693876159"/>Flowchart<text:bookmark-end text:name="__RefHeading___Toc2495_1693876159"/></text:h>
      <text:p text:style-name="P18"><text:span text:style-name="T27">In the flowchart </text:span><text:span text:style-name="T54">at the end of the document</text:span><text:span text:style-name="T27">, the flow of events </text:span><text:span text:style-name="T55">are </text:span><text:span text:style-name="T27">described that occur after a </text:span><text:span text:style-name="T14">SignatureDecipherer</text:span><text:span text:style-name="T1"> </text:span><text:span text:style-name="T27">instance its </text:span><text:span text:style-name="T1">start</text:span><text:span text:style-name="T27"> method is called.</text:span></text:p>
      <text:h text:style-name="P45" text:outline-level="1"><text:bookmark-start text:name="__RefHeading___Toc211_397539534"/>Usage as NPM <text:span text:style-name="T82">(Node.js)</text:span> module<text:bookmark-end text:name="__RefHeading___Toc211_397539534"/></text:h>
      <text:p text:style-name="P7">Since <text:span text:style-name="T1">ytdl</text:span> is build targeting the Node.js platform, it is packaged as an <text:span text:style-name="T1">NPM</text:span> module. When installed it can simply be <text:span text:style-name="T1">required</text:span> from a Node.js script. <text:span text:style-name="T84">@TODO done?</text:span></text:p>
      <text:h text:style-name="P52" text:outline-level="2"><text:bookmark-start text:name="__RefHeading___Toc2497_1693876159"/>Example<text:bookmark-end text:name="__RefHeading___Toc2497_1693876159"/></text:h>
      <text:p text:style-name="P21">@TODO done?</text:p>
      <text:p text:style-name="P37">const Download = require('ytdl').Download;</text:p>
      <text:p text:style-name="P37">const download = new Download(options);</text:p>
      <text:h text:style-name="P53" text:outline-level="2"><text:bookmark-start text:name="__RefHeading___Toc233_397539534"/>Installation<text:bookmark-end text:name="__RefHeading___Toc233_397539534"/></text:h>
      <text:p text:style-name="P4">Ytdl<text:span text:style-name="T27"> can be installed manually and as an </text:span>NPM<text:span text:style-name="T27"> module. </text:span><text:span text:style-name="T49">@TODO done?</text:span></text:p>
      <text:h text:style-name="P62" text:outline-level="3"><text:bookmark-start text:name="__RefHeading___Toc480_1693876159"/>NPM<text:bookmark-end text:name="__RefHeading___Toc480_1693876159"/></text:h>
      <text:p text:style-name="P21">@TODO done?</text:p>
      <text:p text:style-name="P10">In order to use <text:span text:style-name="T1">ytdl</text:span><text:span text:style-name="T27"> as an </text:span><text:span text:style-name="T1">NPM</text:span><text:span text:style-name="T27"> module, install it </text:span><text:span text:style-name="T42">using</text:span><text:span text:style-name="T27"> </text:span><text:span text:style-name="T1">NPM, </text:span><text:span text:style-name="T27">by running </text:span><text:span text:style-name="T1">npm install ytdl</text:span><text:span text:style-name="T27">. Or add the </text:span><text:span text:style-name="T1">ytdl</text:span><text:span text:style-name="T27"> dependency to your project its </text:span><text:span text:style-name="T1">package.json</text:span><text:span text:style-name="T27">. Both ways ensure you can </text:span><text:span text:style-name="T1">require</text:span><text:span text:style-name="T27"> the package from </text:span><text:span text:style-name="T56">the directory </text:span><text:span text:style-name="T14">ytdl</text:span><text:span text:style-name="T56"> is installed in.</text:span></text:p>
      <text:h text:style-name="P63" text:outline-level="3"><text:bookmark-start text:name="__RefHeading___Toc482_1693876159"/>Manual build<text:bookmark-end text:name="__RefHeading___Toc482_1693876159"/></text:h>
      <text:p text:style-name="P21">@TODO done?</text:p>
      <text:p text:style-name="P10"><text:soft-page-break/>If you want to build <text:span text:style-name="T1">ytdl</text:span><text:span text:style-name="T27"> yourself, you can do so by using </text:span><text:span text:style-name="T1">git</text:span><text:span text:style-name="T27"> to </text:span><text:span text:style-name="T1">clone</text:span><text:span text:style-name="T27"> the repository hosted at </text:span><text:a xlink:type="simple" xlink:href="https://github.com/opensoars/ytdl" text:style-name="Internet_20_link" text:visited-style-name="Visited_20_Internet_20_Link"><text:span text:style-name="T1">https://github.com/opensoars/ytdl</text:span></text:a><text:span text:style-name="T27">. Then run </text:span><text:span text:style-name="T1">npm install</text:span><text:span text:style-name="T27"> to install all </text:span><text:span text:style-name="T1">ytdl </text:span><text:span text:style-name="T14">its</text:span><text:span text:style-name="T27"> dependencies. </text:span><text:span text:style-name="T56">After that, the application can be build by running </text:span><text:span text:style-name="T14">npm run gulp-babel</text:span><text:span text:style-name="T56">.</text:span></text:p>
      <text:h text:style-name="P44" text:outline-level="1"><text:bookmark-start text:name="__RefHeading___Toc213_397539534"/>Extensions<text:bookmark-end text:name="__RefHeading___Toc213_397539534"/></text:h>
      <text:p text:style-name="P26">Since <text:span text:style-name="T1">ytdl</text:span><text:span text:style-name="T27"> is set up in a way that makes it easy to build upon </text:span><text:span text:style-name="T62">(from the inside and outside)</text:span><text:span text:style-name="T27">, a lot of functionality extensions can be developed. </text:span></text:p>
      <text:h text:style-name="P54" text:outline-level="2"><text:bookmark-start text:name="__RefHeading___Toc418_601843179"/>Chrome extension<text:bookmark-end text:name="__RefHeading___Toc418_601843179"/></text:h>
      <text:p text:style-name="P21">@TODO</text:p>
      <text:h text:style-name="P54" text:outline-level="2"><text:bookmark-start text:name="__RefHeading___Toc420_601843179"/>Web server<text:bookmark-end text:name="__RefHeading___Toc420_601843179"/></text:h>
      <text:p text:style-name="P25">The example below demonstrates a simple route within an existing <text:span text:style-name="T27">Node.js server environment. Whenever an </text:span><text:span text:style-name="T1">HTTP POST</text:span><text:span text:style-name="T27"> request is made to the </text:span><text:span text:style-name="T1">/download</text:span><text:span text:style-name="T27"> path and a parameter called </text:span><text:span text:style-name="T1">video_id</text:span><text:span text:style-name="T27"> holding the YouTube video id is present, a new download is started. When a download either fails or succeeds, the </text:span><text:span text:style-name="T57">HTTP response</text:span><text:span text:style-name="T27"> gets handle</text:span><text:span text:style-name="T57">d</text:span><text:span text:style-name="T27"> accordingly.</text:span></text:p>
      <text:p text:style-name="P38">server.routes.post.add('/download:video_id', (req, res) =&gt; {</text:p>
      <text:p text:style-name="P38"><text:s text:c="2"/>new ytdl.Download({</text:p>
      <text:p text:style-name="P38"><text:s text:c="4"/>v: req.params.video_id,</text:p>
      <text:p text:style-name="P38"><text:s text:c="4"/>out: __dirname + '/done'</text:p>
      <text:p text:style-name="P38"><text:s text:c="2"/>}).on('success', result =&gt; {</text:p>
      <text:p text:style-name="P38"><text:s text:c="4"/>res.endWithMedia(result.file_location);</text:p>
      <text:p text:style-name="P38"><text:s text:c="2"/>}).on('error', error =&gt; {</text:p>
      <text:p text:style-name="P38"><text:s text:c="4"/>res.end(500, {error});</text:p>
      <text:p text:style-name="P38"><text:s text:c="2"/>});</text:p>
      <text:p text:style-name="P38">});</text:p>
      <text:h text:style-name="P44" text:outline-level="1"><text:bookmark-start text:name="__RefHeading___Toc215_397539534"/>Application maintenance<text:bookmark-end text:name="__RefHeading___Toc215_397539534"/></text:h>
      <text:p text:style-name="P12"><text:span text:style-name="T75">The </text:span><text:span text:style-name="T5">ytdl</text:span> project its API won't change. It could be possible that new features <text:span text:style-name="T76">are</text:span> added, but 100% backward compatibility will always be maintained.</text:p>
      <text:p text:style-name="P12">Bug fixes will of course happen, <text:span text:style-name="T77">though </text:span>they won't change the functionality <text:span text:style-name="T78">nor will they change </text:span><text:span text:style-name="T6">ytdl</text:span><text:span text:style-name="T78"> its</text:span> API, they can be submitted using the <text:a xlink:type="simple" xlink:href="https://github.com/opensoars/f_" text:style-name="Internet_20_link" text:visited-style-name="Visited_20_Internet_20_Link"><text:span text:style-name="T79">GitHub</text:span></text:a> issue tracker.</text:p>
      <text:p text:style-name="P11">It is expected the <text:span text:style-name="T5">ytdl</text:span> project won't require much changes in order to continue working over the years since the code base has been reduced to a minimum in order to run lightweight, <text:span text:style-name="T75">whilst maintaining loosely coupled application logic and modularity.</text:span></text:p>
      <text:p text:style-name="P22">Any maintenance to the <text:span text:style-name="T1">ytdl</text:span><text:span text:style-name="T27"> project can be done easily, since all application logic is abstracted away behind APIs and all application logic is loosely coupled. </text:span><text:span text:style-name="T61">Therefor maintenance can often be done to a single module without it affecting other modules.</text:span></text:p>
      <text:h text:style-name="P46" text:outline-level="1"><text:bookmark-start text:name="__RefHeading___Toc1167_967952864"/><text:soft-page-break/>Future of <text:span text:style-name="T88">ytdl</text:span><text:bookmark-end text:name="__RefHeading___Toc1167_967952864"/></text:h>
      <text:p text:style-name="P27"><text:span text:style-name="T89">D</text:span><text:span text:style-name="T88">etailed event</text:span><text:span text:style-name="T90">s</text:span><text:span text:style-name="T88">, on('..everything..')</text:span></text:p>
      <text:p text:style-name="P31">Browser version with ffmpeg (or other tool) bundl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8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6:13:42.122850854</meta:creation-date>
    <dc:date>2016-02-23T12:57:45.584642566</dc:date>
    <meta:editing-duration>PT13H58M27S</meta:editing-duration>
    <meta:editing-cycles>84</meta:editing-cycles>
    <meta:generator>LibreOffice/5.0.5.2$Linux_x86 LibreOffice_project/00m0$Build-2</meta:generator>
    <meta:document-statistic meta:table-count="0" meta:image-count="0" meta:object-count="0" meta:page-count="12" meta:paragraph-count="196" meta:word-count="2848" meta:character-count="18028" meta:non-whitespace-character-count="15167"/>
  </office:meta>
</office:document-meta>
</file>